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2.889in"/>
    </style:style>
    <style:style style:name="co7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535in"/>
    </style:style>
    <style:style style:name="co5" style:family="table-column">
      <style:table-column-properties fo:break-before="auto" style:column-width="2.8591in"/>
    </style:style>
    <style:style style:name="co6" style:family="table-column">
      <style:table-column-properties fo:break-before="auto" style:column-width="1.0134in"/>
    </style:style>
    <style:style style:name="co8" style:family="table-column">
      <style:table-column-properties fo:break-before="auto" style:column-width="5.5752in"/>
    </style:style>
    <style:style style:name="co9" style:family="table-column">
      <style:table-column-properties fo:break-before="auto" style:column-width="0.5846in"/>
    </style:style>
    <style:style style:name="co12" style:family="table-column">
      <style:table-column-properties fo:break-before="auto" style:column-width="3.3874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2.1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7"/>
        <table:table-column table:style-name="co9" table:default-cell-style-name="ce7"/>
        <table:table-column table:style-name="co12" table:default-cell-style-name="ce9"/>
        <table:table-column table:style-name="co7" table:number-columns-repeated="2" table:default-cell-style-name="ce9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2" table:default-cell-style-name="ce9"/>
        <table:table-column table:style-name="co7" table:number-columns-repeated="1011" table:default-cell-style-name="Default"/>
        <table:table-row table:style-name="ro3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icd10_disease_level1</text:p>
          </table:table-cell>
          <table:table-cell table:style-name="ce7" office:value-type="string" calcext:value-type="string">
            <text:p>icd10_code_level1</text:p>
          </table:table-cell>
          <table:table-cell office:value-type="string" calcext:value-type="string">
            <text:p>trait</text:p>
          </table:table-cell>
          <table:table-cell/>
          <table:table-cell table:style-name="ce7" office:value-type="string" calcext:value-type="string">
            <text:p>icd10_disease_level1</text:p>
          </table:table-cell>
          <table:table-cell table:style-name="ce7" office:value-type="string" calcext:value-type="string">
            <text:p>icd10_code_level1</text:p>
          </table:table-cell>
          <table:table-cell office:value-type="string" calcext:value-type="string">
            <text:p>count</text:p>
          </table:table-cell>
          <table:table-cell table:style-name="ce7" office:value-type="string" calcext:value-type="string">
            <text:p>icd10_disease_level2</text:p>
          </table:table-cell>
          <table:table-cell table:style-name="ce7" office:value-type="string" calcext:value-type="string">
            <text:p>icd10_code_level2</text:p>
          </table:table-cell>
          <table:table-cell office:value-type="string" calcext:value-type="string">
            <text:p>class3</text:p>
          </table:table-cell>
          <table:table-cell table:style-name="ce7" office:value-type="string" calcext:value-type="string">
            <text:p>class_pleiotrop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39];[.F2])" office:value-type="float" office:value="1" calcext:value-type="float">
            <text:p>1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ADH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39];[.F3])" office:value-type="float" office:value="3" calcext:value-type="float">
            <text:p>3</text:p>
          </table:table-cell>
          <table:table-cell table:style-name="ce9" office:value-type="string" calcext:value-type="string">
            <text:p>Allergy, unspecified</text:p>
          </table:table-cell>
          <table:table-cell table:style-name="ce9" office:value-type="string" calcext:value-type="string">
            <text:p>T78.4</text:p>
          </table:table-cell>
          <table:table-cell table:style-name="ce9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39];[.F4])" office:value-type="float" office:value="9" calcext:value-type="float">
            <text:p>9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39];[.F5])" office:value-type="float" office:value="4" calcext:value-type="float">
            <text:p>4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Nervous system dis.</text:p>
          </table:table-cell>
          <table:table-cell office:value-type="string" calcext:value-type="string">
            <text:p>Alzheimer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39];[.F6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39];[.F7])" office:value-type="float" office:value="4" calcext:value-type="float">
            <text:p>4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39];[.F8])" office:value-type="float" office:value="2" calcext:value-type="float">
            <text:p>2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Anorexia nervos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39];[.F9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Anus and rectu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39];[.F10])" office:value-type="float" office:value="2" calcext:value-type="float">
            <text:p>2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Anxiety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39];[.F11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39];[.F12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39];[.F13])" office:value-type="float" office:value="2" calcext:value-type="float">
            <text:p>2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Astigma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39];[.F14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Atrial fibrillation and flut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39];[.F15])" office:value-type="float" office:value="4" calcext:value-type="float">
            <text:p>4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Au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39];[.F16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39];[.F17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39];[.F18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39];[.F19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39];[.F20])" office:value-type="float" office:value="4" calcext:value-type="float">
            <text:p>4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Bipolar affect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39];[.F21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Bladder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39];[.F22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9" office:value-type="string" calcext:value-type="string">
            <text:p>R06</text:p>
          </table:table-cell>
          <table:table-cell office:value-type="string" calcext:value-type="string">
            <text:p>Breathing abnormalities</text:p>
          </table:table-cell>
          <table:table-cell table:style-name="Default" office:value-type="string" calcext:value-type="string">
            <text:p>Breathing abnormalit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39];[.F23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Calculus of kidney and ure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39];[.F24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39];[.F25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eas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39];[.F26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onchus and lu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9</text:p>
          </table:table-cell>
          <table:table-cell table:formula="of:=COUNTIF([.B$2:.B$9739];[.F27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lymphoid or haematopoietic or relat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39];[.F28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ski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39];[.F29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olorectal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39];[.F30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Digestive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39];[.F31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Female genital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39];[.F32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ale genital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39];[.F33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Ovarian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39];[.F34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Prostate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39];[.F35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ardiac arrhyth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39];[.F36])" office:value-type="float" office:value="3" calcext:value-type="float">
            <text:p>3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Cata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style-name="ce8" office:value-type="string" calcext:value-type="string">
            <text:p>Cellulitis</text:p>
          </table:table-cell>
          <table:table-cell table:style-name="ce8" office:value-type="string" calcext:value-type="string">
            <text:p>L03</text:p>
          </table:table-cell>
          <table:table-cell table:formula="of:=COUNTIF([.B$2:.B$9739];[.F37])" office:value-type="float" office:value="3" calcext:value-type="float">
            <text:p>3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9" office:value-type="string" calcext:value-type="string">
            <text:p>L00-L99 (XIII)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8" office:value-type="string" calcext:value-type="string">
            <text:p>Cellu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39];[.F38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Cerebrovascular diseas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39];[.F39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holelith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39];[.F40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Chronic kidney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39];[.F41])" office:value-type="float" office:value="1" calcext:value-type="float">
            <text:p>1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Chronic obstructive pulmonary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style-name="ce8" office:value-type="string" calcext:value-type="string">
            <text:p>Acute myocardial infarction</text:p>
          </table:table-cell>
          <table:table-cell table:style-name="ce8" office:value-type="string" calcext:value-type="string">
            <text:p>I21</text:p>
          </table:table-cell>
          <table:table-cell table:formula="of:=COUNTIF([.B$2:.B$9739];[.F4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39];[.F43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39];[.F44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39];[.F45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39];[.F46])" office:value-type="float" office:value="7" calcext:value-type="float">
            <text:p>7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39];[.F4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39];[.F48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39];[.F49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39];[.F50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Coeliac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39];[.F5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.0</text:p>
          </table:table-cell>
          <table:table-cell table:formula="of:=COUNTIF([.B$2:.B$9739];[.F5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nstipa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39];[.F53])" office:value-type="float" office:value="2" calcext:value-type="float">
            <text:p>2</text:p>
          </table:table-cell>
          <table:table-cell table:style-name="ce9" office:value-type="string" calcext:value-type="string">
            <text:p>Cough</text:p>
          </table:table-cell>
          <table:table-cell table:style-name="ce9" office:value-type="string" calcext:value-type="string">
            <text:p>R05</text:p>
          </table:table-cell>
          <table:table-cell table:style-name="ce9"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39];[.F54])" office:value-type="float" office:value="6" calcext:value-type="float">
            <text:p>6</text:p>
          </table:table-cell>
          <table:table-cell table:style-name="ce9" office:value-type="string" calcext:value-type="string">
            <text:p>COVID-19, virus identified</text:p>
          </table:table-cell>
          <table:table-cell table:style-name="ce9" office:value-type="string" calcext:value-type="string">
            <text:p>U07.1</text:p>
          </table:table-cell>
          <table:table-cell table:style-name="ce9" office:value-type="string" calcext:value-type="string">
            <text:p>COVID-19, virus identified</text:p>
          </table:table-cell>
          <table:table-cell office:value-type="string" calcext:value-type="string">
            <text:p>COVID-19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39];[.F55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Cox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39];[.F56])" office:value-type="float" office:value="20" calcext:value-type="float">
            <text:p>20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Depressive episod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39];[.F57])" office:value-type="float" office:value="1" calcext:value-type="float">
            <text:p>1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9" office:value-type="string" calcext:value-type="string">
            <text:p>L00-L99 (XIII)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Dermatitis and ecze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39];[.F58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Diabetes mellitus type 1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39];[.F59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 type 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39];[.F60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39];[.F61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gestive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39];[.F62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verticular dis.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39];[.F6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Dorsalg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39];[.F64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yspep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39];[.F65])" office:value-type="float" office:value="8" calcext:value-type="float">
            <text:p>8</text:p>
          </table:table-cell>
          <table:table-cell table:style-name="ce9" office:value-type="string" calcext:value-type="string">
            <text:p>Ear and mastoid process dis.</text:p>
          </table:table-cell>
          <table:table-cell table:style-name="ce9" office:value-type="string" calcext:value-type="string">
            <text:p>H60-H95 (VIII)</text:p>
          </table:table-cell>
          <table:table-cell table:style-name="ce9" office:value-type="string" calcext:value-type="string">
            <text:p>Ear and mastoid process dis.</text:p>
          </table:table-cell>
          <table:table-cell office:value-type="string" calcext:value-type="string">
            <text:p>Ear and mastoid proces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39];[.F66])" office:value-type="float" office:value="2" calcext:value-type="float">
            <text:p>2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Emphysema/chronic bronch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39];[.F67])" office:value-type="float" office:value="8" calcext:value-type="float">
            <text:p>8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Eye and adnexa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39];[.F68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Female genital prolap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39];[.F69])" office:value-type="float" office:value="1" calcext:value-type="float">
            <text:p>1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9" office:value-type="string" calcext:value-type="string">
            <text:p>L00-L99 (XIII)</text:p>
          </table:table-cell>
          <table:table-cell table:style-name="ce9" office:value-type="string" calcext:value-type="string">
            <text:p>Skin and subcutaneous tissue dis.</text:p>
          </table:table-cell>
          <table:table-cell office:value-type="string" calcext:value-type="string">
            <text:p>Follicular cysts of skin and subcutaneous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39];[.F70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Gallbladder or biliary tract or pancrea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39];[.F71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 / duoden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39];[.F72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39];[.F7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o-oesophageal reflux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39];[.F74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39];[.F75])" office:value-type="float" office:value="3" calcext:value-type="float">
            <text:p>3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Glauco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39];[.F76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Gon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39];[.F77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Gou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39];[.F78])" office:value-type="float" office:value="1" calcext:value-type="float">
            <text:p>1</text:p>
          </table:table-cell>
          <table:table-cell table:style-name="ce9" office:value-type="string" calcext:value-type="string">
            <text:p>Haematuria</text:p>
          </table:table-cell>
          <table:table-cell table:style-name="ce9" office:value-type="string" calcext:value-type="string">
            <text:p>R31</text:p>
          </table:table-cell>
          <table:table-cell table:style-name="ce9" office:value-type="string" calcext:value-type="string">
            <text:p>Haematuria</text:p>
          </table:table-cell>
          <table:table-cell office:value-type="string" calcext:value-type="string">
            <text:p>Haematur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39];[.F79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Haemorrhoid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39];[.F80])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39];[.F81])" office:value-type="float" office:value="2" calcext:value-type="float">
            <text:p>2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table:style-name="Default" office:value-type="string" calcext:value-type="string">
            <text:p>Hypermetr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39];[.F82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Hypertens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39];[.F8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flammatory polyarthr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39];[.F8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ternal derangement of kne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39];[.F8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oint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39];[.F86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uvenile arthr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39];[.F87])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Longevity</text:p>
          </table:table-cell>
          <table:table-cell office:value-type="string" calcext:value-type="string">
            <text:p>Longev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39];[.F88])" office:value-type="float" office:value="3" calcext:value-type="float">
            <text:p>3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39];[.F89])" office:value-type="float" office:value="3" calcext:value-type="float">
            <text:p>3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Nervous system dis.</text:p>
          </table:table-cell>
          <table:table-cell office:value-type="string" calcext:value-type="string">
            <text:p>Motor neur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39];[.F90])" office:value-type="float" office:value="6" calcext:value-type="float">
            <text:p>6</text:p>
          </table:table-cell>
          <table:table-cell table:style-name="ce9" office:value-type="string" calcext:value-type="string">
            <text:p>Mouth breathing</text:p>
          </table:table-cell>
          <table:table-cell table:style-name="ce9" office:value-type="string" calcext:value-type="string">
            <text:p>R06.5</text:p>
          </table:table-cell>
          <table:table-cell table:style-name="ce9" office:value-type="string" calcext:value-type="string">
            <text:p>Mouth breathing</text:p>
          </table:table-cell>
          <table:table-cell office:value-type="string" calcext:value-type="string">
            <text:p>Mouth breathi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39];[.F91])" office:value-type="float" office:value="5" calcext:value-type="float">
            <text:p>5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Autoimmune dis.</text:p>
          </table:table-cell>
          <table:table-cell office:value-type="string" calcext:value-type="string">
            <text:p>Multiple scle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formula="of:=COUNTIF([.B$2:.B$9739];[.F92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39];[.F93])" office:value-type="float" office:value="2" calcext:value-type="float">
            <text:p>2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M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39];[.F94])" office:value-type="float" office:value="1" calcext:value-type="float">
            <text:p>1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Nervous system dis.</text:p>
          </table:table-cell>
          <table:table-cell office:value-type="string" calcext:value-type="string">
            <text:p>Nerve or nerve root and plexus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39];[.F95])" office:value-type="float" office:value="1" calcext:value-type="float">
            <text:p>1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Nervous system dis.</text:p>
          </table:table-cell>
          <table:table-cell office:value-type="string" calcext:value-type="string">
            <text:p>Nervous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39];[.F96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Obes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39];[.F97])" office:value-type="float" office:value="1" calcext:value-type="float">
            <text:p>1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Obsessive-compuls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39];[.F98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39];[.F99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u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39];[.F10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Oovary noninflammatory disorders or Fallopian tube and broad ligamen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39];[.F10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39];[.F10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39];[.F103])" office:value-type="float" office:value="2" calcext:value-type="float">
            <text:p>2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Other diseases of upper respiratory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39];[.F104])" office:value-type="float" office:value="2" calcext:value-type="float">
            <text:p>2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9" office:value-type="string" calcext:value-type="string">
            <text:p>L00-L99 (XIII)</text:p>
          </table:table-cell>
          <table:table-cell table:style-name="ce9" office:value-type="string" calcext:value-type="string">
            <text:p>Skin and subcutaneous tissue dis.</text:p>
          </table:table-cell>
          <table:table-cell office:value-type="string" calcext:value-type="string">
            <text:p>Other disorders of skin and subcutaneous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39];[.F10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intervertebral disk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39];[.F106])" office:value-type="float" office:value="2" calcext:value-type="float">
            <text:p>2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Other retin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39];[.F10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soft tissue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39];[.F108])" office:value-type="float" office:value="1" calcext:value-type="float">
            <text:p>1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Nervous system dis.</text:p>
          </table:table-cell>
          <table:table-cell office:value-type="string" calcext:value-type="string">
            <text:p>Parkins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39];[.F109])" office:value-type="float" office:value="7" calcext:value-type="float">
            <text:p>7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Pneumon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39];[.F11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olyp of female genital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39];[.F111])" office:value-type="float" office:value="2" calcext:value-type="float">
            <text:p>2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Presb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39];[.F112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rostate hyperpla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39];[.F113])" office:value-type="float" office:value="1" calcext:value-type="float">
            <text:p>1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9" office:value-type="string" calcext:value-type="string">
            <text:p>L00-L99 (XIII)</text:p>
          </table:table-cell>
          <table:table-cell table:style-name="ce9" office:value-type="string" calcext:value-type="string">
            <text:p>Skin and subcutaneous tissue dis.</text:p>
          </table:table-cell>
          <table:table-cell office:value-type="string" calcext:value-type="string">
            <text:p>Psor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F114])" office:value-type="float" office:value="4" calcext:value-type="float">
            <text:p>4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F115])" office:value-type="float" office:value="4" calcext:value-type="float">
            <text:p>4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39];[.F116])" office:value-type="float" office:value="1" calcext:value-type="float">
            <text:p>1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Retinal detachments and break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39];[.F117])" office:value-type="float" office:value="1" calcext:value-type="float">
            <text:p>1</text:p>
          </table:table-cell>
          <table:table-cell table:style-name="ce9" office:value-type="string" calcext:value-type="string">
            <text:p>Mental and behavioural disorders</text:p>
          </table:table-cell>
          <table:table-cell table:style-name="ce9" office:value-type="string" calcext:value-type="string">
            <text:p>F00-F99 (V)</text:p>
          </table:table-cell>
          <table:table-cell table:style-name="ce9" office:value-type="string" calcext:value-type="string">
            <text:p>Mental and behavioural disorders</text:p>
          </table:table-cell>
          <table:table-cell office:value-type="string" calcext:value-type="string">
            <text:p>Schizophren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39];[.F118])" office:value-type="float" office:value="1" calcext:value-type="float">
            <text:p>1</text:p>
          </table:table-cell>
          <table:table-cell table:style-name="ce9" office:value-type="string" calcext:value-type="string">
            <text:p>Eye and adnexa dis.</text:p>
          </table:table-cell>
          <table:table-cell table:style-name="ce9" office:value-type="string" calcext:value-type="string">
            <text:p>H00-H59 (VII)</text:p>
          </table:table-cell>
          <table:table-cell table:style-name="ce9" office:value-type="string" calcext:value-type="string">
            <text:p>Eye and adnexa dis.</text:p>
          </table:table-cell>
          <table:table-cell office:value-type="string" calcext:value-type="string">
            <text:p>Senile cata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39];[.F119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Sep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39];[.F120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houlder lesion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39];[.F121])" office:value-type="float" office:value="1" calcext:value-type="float">
            <text:p>1</text:p>
          </table:table-cell>
          <table:table-cell table:style-name="ce9" office:value-type="string" calcext:value-type="string">
            <text:p>Sigmoid colon</text:p>
          </table:table-cell>
          <table:table-cell table:style-name="ce9" office:value-type="string" calcext:value-type="string">
            <text:p>D12.5</text:p>
          </table:table-cell>
          <table:table-cell table:style-name="ce9" office:value-type="string" calcext:value-type="string">
            <text:p>Sigmoid colon</text:p>
          </table:table-cell>
          <table:table-cell office:value-type="string" calcext:value-type="string">
            <text:p>Sigmoid col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39];[.F122])" office:value-type="float" office:value="1" calcext:value-type="float">
            <text:p>1</text:p>
          </table:table-cell>
          <table:table-cell table:style-name="ce9" office:value-type="string" calcext:value-type="string">
            <text:p>Skin and subcutaneous tissue dis.</text:p>
          </table:table-cell>
          <table:table-cell table:style-name="ce9" office:value-type="string" calcext:value-type="string">
            <text:p>L00-L99 (XIII)</text:p>
          </table:table-cell>
          <table:table-cell table:style-name="ce9" office:value-type="string" calcext:value-type="string">
            <text:p>Skin and subcutaneous tissue dis.</text:p>
          </table:table-cell>
          <table:table-cell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39];[.F123])" office:value-type="float" office:value="11" calcext:value-type="float">
            <text:p>11</text:p>
          </table:table-cell>
          <table:table-cell table:style-name="ce9" office:value-type="string" calcext:value-type="string">
            <text:p>Nervous system dis.</text:p>
          </table:table-cell>
          <table:table-cell table:style-name="ce9" office:value-type="string" calcext:value-type="string">
            <text:p>G00-G99 (VI)</text:p>
          </table:table-cell>
          <table:table-cell table:style-name="ce9" office:value-type="string" calcext:value-type="string">
            <text:p>Nervous system dis.</text:p>
          </table:table-cell>
          <table:table-cell office:value-type="string" calcext:value-type="string">
            <text:p>Sleep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39];[.F12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39];[.F125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39];[.F12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Stomach and duodenu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39];[.F127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9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ynovium and tendon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39];[.F128])" office:value-type="float" office:value="1" calcext:value-type="float">
            <text:p>1</text:p>
          </table:table-cell>
          <table:table-cell table:style-name="ce9" office:value-type="string" calcext:value-type="string">
            <text:p>Respiratory system dis.</text:p>
          </table:table-cell>
          <table:table-cell table:style-name="ce9" office:value-type="string" calcext:value-type="string">
            <text:p>J00-J99 (X)</text:p>
          </table:table-cell>
          <table:table-cell table:style-name="ce9" office:value-type="string" calcext:value-type="string">
            <text:p>Respiratory system dis.</text:p>
          </table:table-cell>
          <table:table-cell office:value-type="string" calcext:value-type="string">
            <text:p>Unspecified acute lower respiratory infec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39];[.F12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ethral strictur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39];[.F130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inary system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3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9"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3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ce1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379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.0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700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NEE_ARTHROSIS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2" table:number-rows-repeated="22">
          <table:table-cell table:style-name="Default" table:number-columns-repeated="5"/>
          <table:table-cell table:number-columns-repeated="1018"/>
        </table:table-row>
        <table:table-row table:style-name="ro2" table:number-rows-repeated="366">
          <table:table-cell table:style-name="Default" table:number-columns-repeated="4"/>
          <table:table-cell table:number-columns-repeated="1019"/>
        </table:table-row>
        <table:table-row table:style-name="ro2" table:number-rows-repeated="154">
          <table:table-cell table:style-name="ce8" table:number-columns-repeated="4"/>
          <table:table-cell table:number-columns-repeated="1019"/>
        </table:table-row>
        <table:table-row table:style-name="ro2" table:number-rows-repeated="104761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_downloadable" table:style-name="ta1">
        <table:table-column table:style-name="co10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manual_category</text:p>
          </table:table-cell>
          <table:table-cell table:style-name="ce7" office:value-type="string" calcext:value-type="string">
            <text:p>subcategory</text:p>
          </table:table-cell>
          <table:table-cell table:style-name="ce7"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9" table:number-columns-repeated="2"/>
        </table:table-row>
        <table:table-row table:style-name="ro2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410</text:p>
          </table:table-cell>
          <table:table-cell table:style-name="ce8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I$2"/>
        <table:named-range table:name="K50-K52" table:base-cell-address="$all.$C$274" table:cell-range-address="$all.$C$272"/>
        <table:named-range table:name="M15-M19" table:base-cell-address="$all.$B$324" table:cell-range-address="$all.$B$322"/>
      </table:named-expressions>
      <table:database-ranges>
        <table:database-range table:name="__Anonymous_Sheet_DB__0" table:target-range-address="all.A1:all.D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12-05T10:18:16.555321911</dc:date>
    <meta:editing-duration>PT21H8M12S</meta:editing-duration>
    <meta:editing-cycles>652</meta:editing-cycles>
    <meta:generator>LibreOffice/7.4.2.3$Linux_X86_64 LibreOffice_project/40$Build-3</meta:generator>
    <dc:creator>Aitor Gonzalez</dc:creator>
    <meta:document-statistic meta:table-count="2" meta:cell-count="2658" meta:object-count="0"/>
  </office:meta>
</office:document-meta>
</file>